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37D0000001C9FEE3B78.png" manifest:media-type="image/png"/>
  <manifest:file-entry manifest:full-path="Pictures/100000010000008800000087D068E1B2.png" manifest:media-type="image/png"/>
  <manifest:file-entry manifest:full-path="Pictures/1000000100000402000000A2A787E95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1" svg:font-family="'Source Sans Pro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1.001cm" loext:decorative="false"/>
      <style:paragraph-properties style:writing-mode="lr-tb"/>
    </style:style>
    <style:style style:name="pr8" style:family="presentation" style:parent-style-name="Pencil1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6.998cm" style:use-optimal-column-width="false"/>
    </style:style>
    <style:style style:name="co2" style:family="table-column">
      <style:table-column-properties style:column-width="7.004cm" style:use-optimal-column-width="false"/>
    </style:style>
    <style:style style:name="ro1" style:family="table-row">
      <style:table-row-properties style:row-height="1.682cm" style:use-optimal-row-height="false"/>
    </style:style>
    <style:style style:name="ro2" style:family="table-row">
      <style:table-row-properties style:row-height="1.686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style:font-name="Times New Roman" fo:font-size="26pt" style:font-size-asian="26pt" style:font-size-complex="26pt"/>
    </style:style>
    <style:style style:name="P2" style:family="paragraph">
      <style:text-properties style:font-name="Times New Roman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Times New Roman" fo:font-size="16pt" style:font-size-asian="16pt" style:font-size-complex="16pt"/>
    </style:style>
    <style:style style:name="P5" style:family="paragraph">
      <style:text-properties style:use-window-font-color="true" loext:opacity="0%" style:font-name="Times New Roman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font-name="Times New Roman" fo:font-size="28pt" style:font-size-asian="28pt" style:font-size-complex="28pt"/>
    </style:style>
    <style:style style:name="P10" style:family="paragraph">
      <style:text-properties style:font-name="Times New Roman" fo:font-size="28pt" style:font-size-asian="28pt" style:font-size-complex="28pt"/>
    </style:style>
    <style:style style:name="P11" style:family="paragraph">
      <loext:graphic-properties draw:fill="none"/>
    </style:style>
    <style:style style:name="T1" style:family="text">
      <style:text-properties fo:font-variant="normal" fo:text-transform="none" fo:color="#04617b" loext:opacity="100%" style:text-outline="false" style:text-line-through-style="none" style:text-line-through-type="none" style:text-position="0% 100%" style:font-name="Times New Roman" fo:font-size="26pt" fo:letter-spacing="normal" fo:language="ru" fo:country="RU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size="15pt" fo:letter-spacing="normal" fo:language="ru" fo:country="RU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size="22pt" fo:letter-spacing="normal" fo:language="ru" fo:country="RU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size="22pt" fo:letter-spacing="normal" fo:language="ru" fo:country="RU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size="21pt" fo:letter-spacing="normal" fo:language="ru" fo:country="RU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2" draw:layer="layout" svg:width="21cm" svg:height="2.75cm" svg:x="2cm" svg:y="4.25cm" presentation:class="title" presentation:user-transformed="true">
          <draw:text-box>
            <text:p text:style-name="P1"><text:span text:style-name="T1"><text:s/></text:span><text:span text:style-name="T1">Сравнение браузеров Firefox и Bra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5" draw:layer="layout" svg:width="23cm" svg:height="1.75cm" svg:x="1.5cm" svg:y="1.789cm" presentation:class="title" presentation:user-transformed="true">
          <draw:text-box>
            <text:p text:style-name="P4"><text:span text:style-name="T2">Использование оперативной памяти памяти</text:span></text:p>
          </draw:text-box>
        </draw:frame>
        <draw:frame presentation:style-name="pr4" draw:layer="layout" svg:width="12.199cm" svg:height="7cm" svg:x="0.5cm" svg:y="6cm" presentation:class="outline" presentation:user-transformed="true">
          <draw:text-box>
            <text:list text:style-name="L2">
              <text:list-item>
                <text:p text:style-name="P6"><text:span text:style-name="T3">Brave использует на 33% меньше памяти при 10 вкладках</text:span></text:p>
              </text:list-item>
            </text:list>
          </draw:text-box>
        </draw:frame>
        <draw:frame presentation:style-name="pr4" draw:layer="layout" svg:width="12.199cm" svg:height="11cm" svg:x="31.801cm" svg:y="12.624cm" presentation:class="outline" presentation:placeholder="true" presentation:user-transformed="true">
          <draw:text-box/>
        </draw:frame>
        <draw:frame draw:style-name="gr2" draw:text-style-name="P7" draw:layer="layout" svg:width="16.006cm" svg:height="8.995cm" svg:x="11.5cm" svg:y="3.5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8"><text:span text:style-name="T4">Ключевые метрики</text:span></text:p>
          </draw:text-box>
        </draw:frame>
        <draw:frame presentation:style-name="pr7" draw:layer="layout" svg:width="9cm" svg:height="11cm" svg:x="32cm" svg:y="12.624cm" presentation:class="outline" presentation:placeholder="true" presentation:user-transformed="true">
          <draw:text-box/>
        </draw:frame>
        <draw:frame presentation:style-name="pr7" draw:layer="layout" svg:width="5.491cm" svg:height="11cm" svg:x="31.509cm" svg:y="12.624cm" presentation:class="outline" presentation:placeholder="true" presentation:user-transformed="true">
          <draw:text-box/>
        </draw:frame>
        <draw:frame draw:style-name="gr3" draw:layer="layout" svg:width="20.999cm" svg:height="7.418cm" svg:x="2.882cm" svg:y="4.0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">Показатель <text:s text:c="2"/></text:span></text:p>
              </table:table-cell>
              <table:table-cell>
                <text:p text:style-name="P6"><text:span text:style-name="T5">Firefox </text:span></text:p>
              </table:table-cell>
              <table:table-cell>
                <text:p text:style-name="P6"><text:span text:style-name="T5">Brav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Память (MB) </text:span></text:p>
              </table:table-cell>
              <table:table-cell>
                <text:p text:style-name="P6"><text:span text:style-name="T5">1800 </text:span></text:p>
              </table:table-cell>
              <table:table-cell>
                <text:p text:style-name="P6"><text:span text:style-name="T5">12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<text:s/></text:span><text:span text:style-name="T5">Безопасность </text:span></text:p>
              </table:table-cell>
              <table:table-cell>
                <text:p text:style-name="P6"><text:span text:style-name="T5">2 уязвимости </text:span></text:p>
              </table:table-cell>
              <table:table-cell>
                <text:p text:style-name="P6"><text:span text:style-name="T5">1 уязвимость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Энергопотребление</text:span></text:p>
              </table:table-cell>
              <table:table-cell>
                <text:p text:style-name="P6"><text:span text:style-name="T5">5.2W</text:span></text:p>
              </table:table-cell>
              <table:table-cell>
                <text:p text:style-name="P6"><text:span text:style-name="T5">4.1W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8"><text:span text:style-name="T6">Кому какой браузер подходит</text:span></text:p>
          </draw:text-box>
        </draw:frame>
        <draw:frame presentation:style-name="pr7" draw:text-style-name="P10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9"><text:span text:style-name="T7">-Для офисных работников → Brave</text:span></text:p>
              </text:list-item>
              <text:list-item>
                <text:p text:style-name="P9"><text:span text:style-name="T7">- Для веб-разработчиков → Firefox </text:span></text:p>
              </text:list-item>
              <text:list-item>
                <text:p text:style-name="P9"><text:span text:style-name="T7">- Для мобильных устройств → Brave</text:span></text:p>
              </text:list-item>
            </text:list>
          </draw:text-box>
        </draw:frame>
        <draw:frame presentation:style-name="pr7" draw:layer="layout" svg:width="12.199cm" svg:height="11cm" draw:transform="rotate (-2.96252187233518) translate (45.463cm 21.451cm)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1cm" presentation:class="title" presentation:user-transformed="true">
          <draw:text-box>
            <text:p text:style-name="P8"><text:span text:style-name="T6">Основные выводы</text:span></text:p>
          </draw:text-box>
        </draw:frame>
        <draw:frame presentation:style-name="pr7" draw:layer="layout" svg:width="0.699cm" svg:height="1cm" svg:x="13.5cm" svg:y="16.5cm" presentation:class="outline" presentation:placeholder="true" presentation:user-transformed="true">
          <draw:text-box/>
        </draw:frame>
        <draw:frame presentation:style-name="pr7" draw:layer="layout" svg:width="12.199cm" svg:height="11cm" svg:x="32.301cm" svg:y="12.624cm" presentation:class="outline" presentation:placeholder="true" presentation:user-transformed="true">
          <draw:text-box/>
        </draw:frame>
        <draw:frame draw:style-name="gr4" draw:text-style-name="P11" draw:layer="layout" svg:width="23.286cm" svg:height="2.934cm" svg:x="0.638cm" svg:y="5.478cm">
          <draw:text-box>
            <text:p><text:span text:style-name="T8">1. Brave - энергоэффективнее и безопаснее </text:span></text:p>
            <text:p><text:span text:style-name="T8">2. Firefox - лучше для профессиональных зада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1" svg:font-family="'Source Sans Pro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 draw:shadow-color="#000000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A787E95C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068E1B2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9FEE3B7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53:34.015317537</meta:creation-date>
    <meta:editing-duration>PT23M44S</meta:editing-duration>
    <meta:editing-cycles>2</meta:editing-cycles>
    <meta:generator>LibreOffice/7.6.4.1$Linux_X86_64 LibreOffice_project/60$Build-1</meta:generator>
    <dc:title>Pencil</dc:title>
    <dc:date>2025-06-03T11:17:18.386600013</dc:date>
    <meta:document-statistic meta:object-count="5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link-data-style-to-source="false" chart:data-label-number="value" chart:data-label-text="false" chart:data-label-symbol="false" chart:data-label-series="false" chart:label-position="avoid-overlap"/>
      <style:graphic-properties draw:stroke="none" draw:fill-color="#004586"/>
      <style:text-properties fo:color="#000000" style:text-position="0% 100%" fo:font-size="10pt" style:font-family-asian="'DejaVu Sans'" style:font-size-asian="10pt" style:font-family-complex="'DejaVu Sans'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 style:data-style-name="N0">
      <style:chart-properties chart:link-data-style-to-source="true" chart:label-position="avoid-overlap"/>
      <style:graphic-properties draw:stroke="none" draw:fill-color="#ff420e"/>
      <style:text-properties fo:color="#000000" style:text-position="0% 100%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link-data-style-to-source="true" chart:label-position="avoid-overlap"/>
      <style:graphic-properties draw:stroke="none" draw:fill-color="#ffd320"/>
      <style:text-properties fo:color="#000000" style:text-position="0% 100%" fo:font-size="10pt" style:font-family-asian="'DejaVu Sans'" style:font-size-asian="10pt" style:font-family-complex="'DejaVu Sans'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07cm" svg:height="8.996cm" xlink:href="." xlink:type="simple" chart:class="chart:circle" chart:style-name="ch1">
        <chart:legend chart:legend-position="end" svg:x="14.167cm" svg:y="3.871cm" style:legend-expansion="high" chart:style-name="ch2"/>
        <chart:plot-area chart:style-name="ch3" chart:data-source-has-labels="both" svg:x="2.338cm" svg:y="1.322cm" svg:width="7.671cm" svg:height="7.672cm">
          <chart:coordinate-region svg:x="0cm" svg:y="1.323cm" svg:width="12.348cm" svg:height="7.671cm"/>
          <chart:axis chart:dimension="x" chart:name="primary-x" chart:style-name="ch4" chartooo:axis-type="text"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series chart:style-name="ch9" chart:values-cell-range-address="local-table.$C$2:.$C$3" chart:label-cell-address="local-table.$C$1" chart:class="chart:circle">
            <chart:data-point chart:style-name="ch7"/>
            <chart:data-point chart:style-name="ch8"/>
          </chart:series>
          <chart:series chart:style-name="ch10" chart:values-cell-range-address="local-table.$D$2:.$D$3" chart:label-cell-address="local-table.$D$1" chart:class="chart:circle">
            <chart:data-point chart:style-name="ch7"/>
            <chart:data-point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ave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